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2df91" officeooo:paragraph-rsid="0012df91"/>
    </style:style>
    <style:style style:name="P3" style:family="paragraph" style:parent-style-name="Heading_20_1">
      <style:text-properties officeooo:rsid="001317c6" officeooo:paragraph-rsid="00131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DAP</text:h>
      <text:p text:style-name="P1">LDAP son las siglas de Lightweight Directory Access Protocol (en español Protocolo Ligero/Simplificado de Acceso a Directorios) que hacen referencia a un protocolo a nivel de aplicación que permite el acceso a un servicio de directorio ordenado y distribuido para buscar diversa información en un entorno de red.</text:p>
      <text:p text:style-name="P1"/>
      <text:p text:style-name="P1">La comprensión de los requerimientos de directorios por parte de las compañías de telecomunicaciones estaba bien desarrollada después de 70 años de producir y manejar directorios de teléfonos. Estas compañías introdujeron el concepto de servicios de directorio a tecnologías de información y redes informáticas, que culminó en la especificación X.500, un conjunto de protocolos producido por la Unión Internacional de Telecomunicaciones (ITU por sus siglas en inglés) en la década de 1980.</text:p>
      <text:p text:style-name="P1"/>
      <text:p text:style-name="P1">Los servicios de directorio X.500 se accedían tradicionalmente vía DAP (Directory Access Protocol), que requería la pila de protocolos OSI (Open Systems Interconnection). LDAP fue originalmente dirigido a ser un protocolo alternativo y ligero para acceder a servicios de directorio X.500 a través de la pila de protocolos más simple (y ahora más difundida) TCP/IP. Este modelo de acceso a directorio fue imitado de los protocolos DIXIE Directory Assistance Service.</text:p>
      <text:p text:style-name="P1"/>
      <text:p text:style-name="P1">Pronto se implementaron servidores de directorio LDAP independientes, así como los servidores de directorio que soportaban DAP y LDAP. El último se hizo popular en empresas debido a que eliminaba cualquier necesidad de desplegar una red OSI. Ahora, los protocolos de directorio X.500 incluyendo DAP pueden ser usados directamente sobre TCP/IP.</text:p>
      <text:p text:style-name="P1"/>
      <text:p text:style-name="P2">LDAP es comunmente usado en los centros TIC, para que las personas de dichos centros puedan acceder a su información y archivos desde cualquier dispositivo del centro sin necesidad de tener que cargar con ningun ordenador/portatil, simplemente con su nombre y contraseña correspondiente. </text:p>
      <text:p text:style-name="P2"/>
      <text:p text:style-name="P2">En resumen, LDAP es un protocolo que permite la comunicación y/o acceso de ficheros de dispositivo a dispositivo con un nombre de usuario y contraseña dentro de una red que implemente dicho protoco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02:43:04.036301026</meta:creation-date>
    <meta:generator>LibreOffice/6.0.7.3$Linux_X86_64 LibreOffice_project/00m0$Build-3</meta:generator>
    <dc:date>2019-03-02T02:53:28.796471013</dc:date>
    <meta:editing-duration>PT10M25S</meta:editing-duration>
    <meta:editing-cycles>2</meta:editing-cycles>
    <meta:document-statistic meta:table-count="0" meta:image-count="0" meta:object-count="0" meta:page-count="1" meta:paragraph-count="7" meta:word-count="318" meta:character-count="2101" meta:non-whitespace-character-count="1789"/>
  </office:meta>
</office:document-meta>
</file>